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Percent" style:data-style-name="N13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30.1889583333333cm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5.31812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5.18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33.7608333333333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3.54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1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>
      <style:map style:condition="of:is-true-formula(NOT(ISERROR(SEARCH(&quot;High&quot;;[.F15]))))" style:apply-style-name="cf2" style:base-cell-address="Parsing_&amp;_Structure.F15"/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</style:style>
    <style:style style:name="ce7" style:family="table-cell"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</style:style>
    <style:style style:name="ce8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  <style:map style:condition="of:is-true-formula(NOT(ISERROR(SEARCH(&quot;Medium&quot;;[.C2]))))" style:apply-style-name="cf1" style:base-cell-address="Parsing_&amp;_Structure.C2"/>
    </style:style>
    <style:style style:name="ce9" style:family="table-cell">
      <style:map style:condition="of:cell-content()=&quot;Extensive&quot;" style:apply-style-name="cf5"/>
      <style:map style:condition="of:is-true-formula(NOT(ISERROR(SEARCH(&quot;High&quot;;[.D2]))))" style:apply-style-name="cf4" style:base-cell-address="Types_&amp;_Internals.D2"/>
      <style:map style:condition="of:is-true-formula(NOT(ISERROR(SEARCH(&quot;Moderate&quot;;[.D2]))))" style:apply-style-name="cf1" style:base-cell-address="Types_&amp;_Internals.D2"/>
      <style:map style:condition="of:cell-content()=&quot;Low&quot;" style:apply-style-name="cf3"/>
    </style:style>
    <style:style style:name="ce10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Types_&amp;_Internals.C2"/>
      <style:map style:condition="of:is-true-formula(NOT(ISERROR(SEARCH(&quot;Medium&quot;;[.C2]))))" style:apply-style-name="cf1" style:base-cell-address="Types_&amp;_Internals.C2"/>
    </style:style>
    <style:style style:name="ce11" style:family="table-cell">
      <style:map style:condition="of:cell-content()=&quot;Low&quot;" style:apply-style-name="cf3"/>
      <style:map style:condition="of:is-true-formula(NOT(ISERROR(SEARCH(&quot;High&quot;;[.C4]))))" style:apply-style-name="cf2" style:base-cell-address="Types_&amp;_Internals.C4"/>
      <style:map style:condition="of:is-true-formula(NOT(ISERROR(SEARCH(&quot;Medium&quot;;[.C4]))))" style:apply-style-name="cf1" style:base-cell-address="Types_&amp;_Internals.C4"/>
    </style:style>
    <style:style style:name="ce12" style:family="table-cell">
      <style:map style:condition="of:cell-content()=&quot;Low&quot;" style:apply-style-name="cf3"/>
      <style:map style:condition="of:is-true-formula(NOT(ISERROR(SEARCH(&quot;High&quot;;[.C3]))))" style:apply-style-name="cf2" style:base-cell-address="Types_&amp;_Internals.C3"/>
      <style:map style:condition="of:is-true-formula(NOT(ISERROR(SEARCH(&quot;Medium&quot;;[.C3]))))" style:apply-style-name="cf1" style:base-cell-address="Types_&amp;_Internals.C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sing_&amp;_Struc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Mutable variables are defined with 'var {variable} (: 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Immutable variables are defined with 'val {value} (: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3">
            <text:p>Public modifier not allowed for mutable fiel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Set required default access levels: Field = private, method = public, class/record = internal, trait = publi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Not implemented for un-implemented types (record, mixin, trait)</text:p>
          </table:table-cell>
          <table:table-cell table:number-columns-repeated="16378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Tuple assignment at class level (e.g. 'val (a, b) = tuple')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Disallow empty parameter methods (must be readonly property)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7">
            <text:p>Still debating whether this useful, or if it should even happen. Lots of core CLR methods use methods with no parameters</text:p>
          </table:table-cell>
          <table:table-cell table:number-columns-repeated="16378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Change property declaration to Fireball spe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notes / specification for details</text:p>
          </table:table-cell>
          <table:table-cell table:number-columns-repeated="16378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3">
            <text:p>Implement default constructors for class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All parameters get implemented as readonly private fields</text:p>
          </table:table-cell>
          <table:table-cell table:number-columns-repeated="16378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Implement default constructors for record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All parameters get implemented as public read/write properties (Pascal cased)</text:p>
          </table:table-cell>
          <table:table-cell table:number-columns-repeated="16378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Reintroduce the 'new' keyword for creating new instanc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3">
            <text:p>Default constructor propertly handles default literal value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Implement access modifiers on default constructor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Remove null valu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This will potentially break other parts of the compiler</text:p>
          </table:table-cell>
          <table:table-cell table:number-columns-repeated="16378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3">
            <text:p>Implement newline handling / parser specification for newlines</text:p>
          </table:table-cell>
          <table:table-cell office:value-type="string" table:style-name="ce8">
            <text:p>High</text:p>
          </table:table-cell>
          <table:table-cell office:value-type="string" table:style-name="ce7">
            <text:p>High</text:p>
          </table:table-cell>
          <table:table-cell office:value-type="percentage" office:value="1" table:style-name="ce4">
            <text:p>100%</text:p>
          </table:table-cell>
          <table:table-cell office:value-type="string" table:style-name="ce6">
            <text:p>Latest test seems pretty crazy, and works just fine, so I'm marking this done for now</text:p>
          </table:table-cell>
          <table:table-cell table:number-columns-repeated="16378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string" table:style-name="ce1">
            <text:p>Change match '|' operator and exception '|' operator to new keyword "case"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5" table:style-name="ce4">
            <text:p>50%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formula="of:=[.A16]+1" table:style-name="ce1">
            <text:p>16</text:p>
          </table:table-cell>
          <table:table-cell office:value-type="string" table:style-name="ce1">
            <text:p>Extend 'using' statements to be allowed anywher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.95" table:style-name="ce4">
            <text:p>95%</text:p>
          </table:table-cell>
          <table:table-cell office:value-type="string" table:style-name="ce5">
            <text:p>Probably will have to setup some sort of alias (compiler generated), which gets scoped</text:p>
            <text:p>to where the 'using' statement is specified. There might be a better way but this is my</text:p>
            <text:p>current plan.</text:p>
          </table:table-cell>
          <table:table-cell table:number-columns-repeated="16378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1">
            <text:p>Implement generic 'environment sensitive'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Like 'as' in match statement, 'get'/'set' in property definition, 'add'/'remove' in event, etc.</text:p>
          </table:table-cell>
          <table:table-cell table:number-columns-repeated="16378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1">
            <text:p>Remove numeric postfix operators '++' and '--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string" table:style-name="ce1">
            <text:p>Change '++' macro to be useful for any ICollection / ICollection[T]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Depends on task #1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ange tuple type declaration to be parathesis style, not union style (i.e. using '(Type1, Type2, …)' instead of 'Type1 * Type2, …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ename all namespaces to 'Fireball.Compile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6">
            <text:p>Will probably break lots of shit. Might require multiple revs / other task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Update to Fireball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.45" table:style-name="ce4">
            <text:p>45%</text:p>
          </table:table-cell>
          <table:table-cell office:value-type="string" table:style-name="ce6">
            <text:p>Several keywords have been implemented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VarParms (vardef) should be triggered by ellipsis instead of the keyword "params"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Change <text:s/>'where' clause for type bounds to be integrated into generic type brackets […]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number-rows-repeated="7" table:style-name="ro1">
          <table:table-cell table:number-columns-repeated="2" table:style-name="ce1"/>
          <table:table-cell table:style-name="ce8"/>
          <table:table-cell table:style-name="ce7"/>
          <table:table-cell table:style-name="ce4"/>
          <table:table-cell table:number-columns-repeated="16379" table:style-name="ce1"/>
        </table:table-row>
        <table:table-row table:number-rows-repeated="42" table:style-name="ro1">
          <table:table-cell table:number-columns-repeated="2"/>
          <table:table-cell table:style-name="ce8"/>
          <table:table-cell table:style-name="ce7"/>
          <table:table-cell table:style-name="ce4"/>
          <table:table-cell table:number-columns-repeated="16379"/>
        </table:table-row>
        <table:table-row table:number-rows-repeated="1048502" table:style-name="ro3">
          <table:table-cell table:number-columns-repeated="16384"/>
        </table:table-row>
      </table:table>
      <table:table table:name="Types_&amp;_Internals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8" table:default-cell-style-name="ce1"/>
        <table:table-row table:style-name="ro1">
          <table:table-cell/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Record type</text:p>
          </table:table-cell>
          <table:table-cell office:value-type="string" table:style-name="ce10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.5" table:style-name="ce4">
            <text:p>50%</text:p>
          </table:table-cell>
          <table:table-cell office:value-type="string" table:style-name="ce1">
            <text:p>Needs fix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Traits</text:p>
          </table:table-cell>
          <table:table-cell office:value-type="string" table:style-name="ce12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specification for more detai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Mixin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Extensiv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ndle non-literal default value argument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Currently implemented using parameter subsets, needs to change to callsite tracking of named parameters and private static readonly fields for default valu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Type inference for fields defined at class level initialized to literal value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Type inference for fields defined at class level initialized to non-literal valu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string" table:style-name="ce1">
            <text:p>Inject all non-member code specified at class level into private ctor</text:p>
          </table:table-cell>
          <table:table-cell office:value-type="string" table:style-name="ce11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5">
            <text:p>This ctor should have a special attribute that indicates it should be called by<text:s/></text:p>
            <text:p>all constructors that don't call an overloaded constructor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ve explicit enumerations and change variant type inheriting from numeric type to emit enumeration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companion modul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'if' ('else if' / 'else') as a compiler level feature (not a macro)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move useless, unplanned, not-supported macros from Macros library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llow modules to implement trait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9">
            <text:p>Using some compiler trick to generate a private class which is exposed via a public property with the same name as the implemented interface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 resolve / resolved for compile time parameter / field value resolution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.65" table:style-name="ce4">
            <text:p>65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dd lower type bounds to type system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Low</text:p>
          </table:table-cell>
          <table:table-cell office:value-type="percentage" office:value="0.85" table:style-name="ce4">
            <text:p>85%</text:p>
          </table:table-cell>
          <table:table-cell office:value-type="string" table:style-name="ce9">
            <text:p>Still need to implement the metadata (attribute) and have the compiler pick it up on assembly load from referenced assemblie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table:style-name="ce11"/>
          <table:table-cell table:style-name="ce9"/>
          <table:table-cell table:style-name="ce4"/>
          <table:table-cell table:number-columns-repeated="16379" table:style-name="ce1"/>
        </table:table-row>
        <table:table-row table:number-rows-repeated="59" table:style-name="ro1">
          <table:table-cell table:number-columns-repeated="2"/>
          <table:table-cell table:style-name="ce11"/>
          <table:table-cell table:style-name="ce9"/>
          <table:table-cell table:style-name="ce4"/>
          <table:table-cell table:number-columns-repeated="16379"/>
        </table:table-row>
        <table:table-row table:number-rows-repeated="104850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cf1" style:family="table-cell" style:data-style-name="N0">
      <style:table-cell-properties fo:background-color="#FFEB9C"/>
      <style:text-properties fo:color="#9C65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4B084"/>
      <style:text-properties fo:color="#C65911"/>
    </style:style>
    <style:style style:name="cf5" style:family="table-cell" style:data-style-name="N0">
      <style:table-cell-properties fo:background-color="#FF7C80"/>
      <style:text-properties fo:color="#C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hings that need to get done to get to language spec</dc:title>
    <meta:keyword>Bootstrapper;Compiler;Todo</meta:keyword>
    <meta:initial-creator>Kevin W. DiVincenzo</meta:initial-creator>
    <dc:creator>Dell</dc:creator>
    <meta:creation-date>2015-06-27T21:57:26Z</meta:creation-date>
    <dc:date>2015-10-17T01:20:26Z</dc:date>
  </office:meta>
</office:document-meta>
</file>